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3.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Türkiye il merkez rakımları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İl Adı</text:p>
          </table:table-cell>
          <table:table-cell table:style-name="ce2" office:value-type="string" calcext:value-type="string">
            <text:p>Rakı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dan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dıyaman</text:p>
          </table:table-cell>
          <table:table-cell table:style-name="ce3" office:value-type="float" office:value="701" calcext:value-type="float">
            <text:p>7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fyon</text:p>
          </table:table-cell>
          <table:table-cell table:style-name="ce3" office:value-type="float" office:value="1012" calcext:value-type="float">
            <text:p>10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ğrı</text:p>
          </table:table-cell>
          <table:table-cell table:style-name="ce3" office:value-type="float" office:value="1630" calcext:value-type="float">
            <text:p>163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masya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nkara</text:p>
          </table:table-cell>
          <table:table-cell table:style-name="ce3" office:value-type="float" office:value="905" calcext:value-type="float">
            <text:p>9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ntalya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rtvin</text:p>
          </table:table-cell>
          <table:table-cell table:style-name="ce3" office:value-type="float" office:value="530" calcext:value-type="float">
            <text:p>53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ydın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lıkesir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ilecik</text:p>
          </table:table-cell>
          <table:table-cell table:style-name="ce3" office:value-type="float" office:value="513" calcext:value-type="float">
            <text:p>51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ingöl</text:p>
          </table:table-cell>
          <table:table-cell table:style-name="ce3" office:value-type="float" office:value="1159" calcext:value-type="float">
            <text:p>115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itlis</text:p>
          </table:table-cell>
          <table:table-cell table:style-name="ce3" office:value-type="float" office:value="1637" calcext:value-type="float">
            <text:p>163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olu</text:p>
          </table:table-cell>
          <table:table-cell table:style-name="ce3" office:value-type="float" office:value="741" calcext:value-type="float">
            <text:p>74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urdur</text:p>
          </table:table-cell>
          <table:table-cell table:style-name="ce3" office:value-type="float" office:value="963" calcext:value-type="float">
            <text:p>96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ursa</text:p>
          </table:table-cell>
          <table:table-cell table:style-name="ce3" office:value-type="float" office:value="238" calcext:value-type="float">
            <text:p>23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Çanakkale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Çankırı</text:p>
          </table:table-cell>
          <table:table-cell table:style-name="ce3" office:value-type="float" office:value="730" calcext:value-type="float">
            <text:p>73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Çorum</text:p>
          </table:table-cell>
          <table:table-cell table:style-name="ce3" office:value-type="float" office:value="822" calcext:value-type="float">
            <text:p>82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nizli</text:p>
          </table:table-cell>
          <table:table-cell table:style-name="ce3" office:value-type="float" office:value="392" calcext:value-type="float">
            <text:p>39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iyarbakır</text:p>
          </table:table-cell>
          <table:table-cell table:style-name="ce3" office:value-type="float" office:value="674" calcext:value-type="float">
            <text:p>67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dirne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lazığ</text:p>
          </table:table-cell>
          <table:table-cell table:style-name="ce3" office:value-type="float" office:value="1041" calcext:value-type="float">
            <text:p>104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rzincan</text:p>
          </table:table-cell>
          <table:table-cell table:style-name="ce3" office:value-type="float" office:value="1216" calcext:value-type="float">
            <text:p>121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rzurum</text:p>
          </table:table-cell>
          <table:table-cell table:style-name="ce3" office:value-type="float" office:value="1923" calcext:value-type="float">
            <text:p>192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skişehir</text:p>
          </table:table-cell>
          <table:table-cell table:style-name="ce3" office:value-type="float" office:value="796" calcext:value-type="float">
            <text:p>79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aziantep</text:p>
          </table:table-cell>
          <table:table-cell table:style-name="ce3" office:value-type="float" office:value="838" calcext:value-type="float">
            <text:p>83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iresun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ümüşhane</text:p>
          </table:table-cell>
          <table:table-cell table:style-name="ce3" office:value-type="float" office:value="1174" calcext:value-type="float">
            <text:p>117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akkâri</text:p>
          </table:table-cell>
          <table:table-cell table:style-name="ce3" office:value-type="float" office:value="1756" calcext:value-type="float">
            <text:p>175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atay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sparta</text:p>
          </table:table-cell>
          <table:table-cell table:style-name="ce3" office:value-type="float" office:value="1058" calcext:value-type="float">
            <text:p>105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ersin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İstanbul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İzmir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rs</text:p>
          </table:table-cell>
          <table:table-cell table:style-name="ce3" office:value-type="float" office:value="1756" calcext:value-type="float">
            <text:p>175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stamonu</text:p>
          </table:table-cell>
          <table:table-cell table:style-name="ce3" office:value-type="float" office:value="814" calcext:value-type="float">
            <text:p>81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yseri</text:p>
          </table:table-cell>
          <table:table-cell table:style-name="ce3" office:value-type="float" office:value="1060" calcext:value-type="float">
            <text:p>106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ırklareli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ırşehir</text:p>
          </table:table-cell>
          <table:table-cell table:style-name="ce3" office:value-type="float" office:value="991" calcext:value-type="float">
            <text:p>99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ocaeli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onya</text:p>
          </table:table-cell>
          <table:table-cell table:style-name="ce3" office:value-type="float" office:value="1023" calcext:value-type="float">
            <text:p>102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ütahya</text:p>
          </table:table-cell>
          <table:table-cell table:style-name="ce3" office:value-type="float" office:value="958" calcext:value-type="float">
            <text:p>95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latya</text:p>
          </table:table-cell>
          <table:table-cell table:style-name="ce3" office:value-type="float" office:value="970" calcext:value-type="float">
            <text:p>97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nisa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hramanmaraş</text:p>
          </table:table-cell>
          <table:table-cell table:style-name="ce3" office:value-type="float" office:value="562" calcext:value-type="float">
            <text:p>56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din</text:p>
          </table:table-cell>
          <table:table-cell table:style-name="ce3" office:value-type="float" office:value="938" calcext:value-type="float">
            <text:p>93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uğla</text:p>
          </table:table-cell>
          <table:table-cell table:style-name="ce3" office:value-type="float" office:value="659" calcext:value-type="float">
            <text:p>65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uş</text:p>
          </table:table-cell>
          <table:table-cell table:style-name="ce3" office:value-type="float" office:value="1334" calcext:value-type="float">
            <text:p>133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evşehir</text:p>
          </table:table-cell>
          <table:table-cell table:style-name="ce3" office:value-type="float" office:value="1197" calcext:value-type="float">
            <text:p>119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iğde</text:p>
          </table:table-cell>
          <table:table-cell table:style-name="ce3" office:value-type="float" office:value="1239" calcext:value-type="float">
            <text:p>123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rdu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ize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akarya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amsun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iirt</text:p>
          </table:table-cell>
          <table:table-cell table:style-name="ce3" office:value-type="float" office:value="887" calcext:value-type="float">
            <text:p>88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inop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ivas</text:p>
          </table:table-cell>
          <table:table-cell table:style-name="ce3" office:value-type="float" office:value="1313" calcext:value-type="float">
            <text:p>131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kirdağ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kat</text:p>
          </table:table-cell>
          <table:table-cell table:style-name="ce3" office:value-type="float" office:value="630" calcext:value-type="float">
            <text:p>63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rabzon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unceli</text:p>
          </table:table-cell>
          <table:table-cell table:style-name="ce3" office:value-type="float" office:value="922" calcext:value-type="float">
            <text:p>92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Şanlıurfa</text:p>
          </table:table-cell>
          <table:table-cell table:style-name="ce3" office:value-type="float" office:value="527" calcext:value-type="float">
            <text:p>52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şak</text:p>
          </table:table-cell>
          <table:table-cell table:style-name="ce3" office:value-type="float" office:value="915" calcext:value-type="float">
            <text:p>91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Van</text:p>
          </table:table-cell>
          <table:table-cell table:style-name="ce3" office:value-type="float" office:value="1728" calcext:value-type="float">
            <text:p>172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Yozgat</text:p>
          </table:table-cell>
          <table:table-cell table:style-name="ce3" office:value-type="float" office:value="1317" calcext:value-type="float">
            <text:p>131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Zonguldak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ksaray</text:p>
          </table:table-cell>
          <table:table-cell table:style-name="ce3" office:value-type="float" office:value="1228" calcext:value-type="float">
            <text:p>122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yburt</text:p>
          </table:table-cell>
          <table:table-cell table:style-name="ce3" office:value-type="float" office:value="1555" calcext:value-type="float">
            <text:p>155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raman</text:p>
          </table:table-cell>
          <table:table-cell table:style-name="ce3" office:value-type="float" office:value="1063" calcext:value-type="float">
            <text:p>106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ırıkkale</text:p>
          </table:table-cell>
          <table:table-cell table:style-name="ce3" office:value-type="float" office:value="746" calcext:value-type="float">
            <text:p>74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tman</text:p>
          </table:table-cell>
          <table:table-cell table:style-name="ce3" office:value-type="float" office:value="570" calcext:value-type="float">
            <text:p>57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Şırnak</text:p>
          </table:table-cell>
          <table:table-cell table:style-name="ce3" office:value-type="float" office:value="1343" calcext:value-type="float">
            <text:p>134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rtın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rdahan</text:p>
          </table:table-cell>
          <table:table-cell table:style-name="ce3" office:value-type="float" office:value="1799" calcext:value-type="float">
            <text:p>179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ğdır</text:p>
          </table:table-cell>
          <table:table-cell table:style-name="ce3" office:value-type="float" office:value="860" calcext:value-type="float">
            <text:p>86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Yalov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rabük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ilis</text:p>
          </table:table-cell>
          <table:table-cell table:style-name="ce3" office:value-type="float" office:value="660" calcext:value-type="float">
            <text:p>66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smaniye</text:p>
          </table:table-cell>
          <table:table-cell table:style-name="ce3" office:value-type="float" office:value="121" calcext:value-type="float">
            <text:p>12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üzce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102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.00.0000</text:date>, <text:time style:data-style-name="N2" text:time-value="22:22:20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29T22:23:48.504000000</dc:date>
    <meta:editing-duration>PT1M47S</meta:editing-duration>
    <meta:editing-cycles>5</meta:editing-cycles>
    <meta:document-statistic meta:table-count="1" meta:cell-count="165" meta:object-count="0"/>
  </office:meta>
</office:document-meta>
</file>